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15.422cm"/>
    </style:style>
    <style:style style:name="co3" style:family="table-column">
      <style:table-column-properties fo:break-before="auto" style:column-width="4.637cm"/>
    </style:style>
    <style:style style:name="co4" style:family="table-column">
      <style:table-column-properties fo:break-before="auto" style:column-width="12.2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exx_video_adapter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Vendor URL</text:p>
          </table:table-cell>
        </table:table-row>
        <table:table-row table:style-name="ro1">
          <table:table-cell table:style-name="ce4" office:value-type="string" calcext:value-type="string">
            <text:p>D1,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1N4148W</text:p>
          </table:table-cell>
          <table:table-cell office:value-type="string" calcext:value-type="string">
            <text:p><text:a xlink:href="https://www.digikey.fi/en/products/detail/diotec-semiconductor/1N4148W/18833653" xlink:type="simple">https://www.digikey.fi/en/products/detail/diotec-semiconductor/1N4148W/18833653</text:a></text:p>
          </table:table-cell>
        </table:table-row>
        <table:table-row table:style-name="ro1">
          <table:table-cell office:value-type="string" calcext:value-type="string">
            <text:p>J1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CART-F</text:p>
          </table:table-cell>
          <table:table-cell office:value-type="string" calcext:value-type="string">
            <text:p>SCART-17</text:p>
          </table:table-cell>
          <table:table-cell office:value-type="string" calcext:value-type="string">
            <text:p><text:a xlink:href="https://www.tme.eu/en/details/scart-17/euro-hdmi-connectors/ninigi/" xlink:type="simple">https://www.tme.eu/en/details/scart-17/euro-hdmi-connectors/ninigi/</text:a>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RCJ-022</text:p>
          </table:table-cell>
          <table:table-cell office:value-type="string" calcext:value-type="string">
            <text:p><text:a xlink:href="https://www.digikey.fi/en/products/detail/cui-devices/RCJ-022/408494" xlink:type="simple">https://www.digikey.fi/en/products/detail/cui-devices/RCJ-022/408494</text:a>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CJ-026</text:p>
          </table:table-cell>
          <table:table-cell office:value-type="string" calcext:value-type="string">
            <text:p><text:a xlink:href="https://www.digikey.fi/en/products/detail/cui-devices/RCJ-026/408498" xlink:type="simple">https://www.digikey.fi/en/products/detail/cui-devices/RCJ-026/408498</text:a></text:p>
          </table:table-cell>
        </table:table-row>
        <table:table-row table:style-name="ro1">
          <table:table-cell office:value-type="string" calcext:value-type="string">
            <text:p>J4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RCJ-025</text:p>
          </table:table-cell>
          <table:table-cell office:value-type="string" calcext:value-type="string">
            <text:p><text:a xlink:href="https://www.digikey.fi/en/products/detail/cui-devices/RCJ-025/408497" xlink:type="simple">https://www.digikey.fi/en/products/detail/cui-devices/RCJ-025/408497</text:a></text:p>
          </table:table-cell>
        </table:table-row>
        <table:table-row table:style-name="ro1">
          <table:table-cell office:value-type="string" calcext:value-type="string">
            <text:p>J5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SJ1-3533NG</text:p>
          </table:table-cell>
          <table:table-cell office:value-type="string" calcext:value-type="string">
            <text:p><text:a xlink:href="https://www.digikey.fi/en/products/detail/cui-devices/SJ1-3533NG/738701" xlink:type="simple">https://www.digikey.fi/en/products/detail/cui-devices/SJ1-3533NG/738701</text:a></text:p>
          </table:table-cell>
        </table:table-row>
        <table:table-row table:style-name="ro1">
          <table:table-cell office:value-type="string" calcext:value-type="string">
            <text:p>J6,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B15_Female_HighDensity</text:p>
          </table:table-cell>
          <table:table-cell office:value-type="string" calcext:value-type="string">
            <text:p>ICD15S13E4GV00LF</text:p>
          </table:table-cell>
          <table:table-cell office:value-type="string" calcext:value-type="string">
            <text:p><text:a xlink:href="https://www.digikey.fi/en/products/detail/amphenol-cs-fci/ICD15S13E4GV00LF/1536418" xlink:type="simple">https://www.digikey.fi/en/products/detail/amphenol-cs-fci/ICD15S13E4GV00LF/1536418</text:a>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50" calcext:value-type="float">
            <text:p>150</text:p>
          </table:table-cell>
          <table:table-cell office:value-type="string" calcext:value-type="string">
            <text:p>RC0603FR-07150RL</text:p>
          </table:table-cell>
          <table:table-cell office:value-type="string" calcext:value-type="string">
            <text:p><text:a xlink:href="https://www.digikey.fi/en/products/detail/yageo/RC0603FR-07150RL/726958" xlink:type="simple">https://www.digikey.fi/en/products/detail/yageo/RC0603FR-07150RL/726958</text:a>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OS102011MA1QS1</text:p>
          </table:table-cell>
          <table:table-cell office:value-type="string" calcext:value-type="string">
            <text:p><text:a xlink:href="https://www.digikey.fi/en/products/detail/c-k/OS102011MA1QS1/1981431" xlink:type="simple">https://www.digikey.fi/en/products/detail/c-k/OS102011MA1QS1/1981431</text:a>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W_DPDT</text:p>
          </table:table-cell>
          <table:table-cell office:value-type="string" calcext:value-type="string">
            <text:p>OS202011MA0QS1</text:p>
          </table:table-cell>
          <table:table-cell office:value-type="string" calcext:value-type="string">
            <text:p><text:a xlink:href="https://www.digikey.fi/en/products/detail/c-k/OS202011MA0QS1/1981435" xlink:type="simple">https://www.digikey.fi/en/products/detail/c-k/OS202011MA0QS1/1981435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WenQuanYi Zen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23:21:38.1321104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8T23:24:40.837468321</dc:date>
    <meta:editing-duration>PT19M4S</meta:editing-duration>
    <meta:editing-cycles>6</meta:editing-cycles>
    <meta:generator>LibreOffice/24.2.0.3$Linux_X86_64 LibreOffice_project/420$Build-3</meta:generator>
    <meta:document-statistic meta:table-count="1" meta:cell-count="55" meta:object-count="0"/>
  </office:meta>
</office:document-meta>
</file>